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120000028C67FDCD53567982D1.png" manifest:media-type="image/png"/>
  <manifest:file-entry manifest:full-path="Pictures/10000000000003BD0000030279234F9D6FC790B8.png" manifest:media-type="image/png"/>
  <manifest:file-entry manifest:full-path="Pictures/10000000000003D4000001FE7F16D21AD4899FD0.png" manifest:media-type="image/png"/>
  <manifest:file-entry manifest:full-path="Pictures/10000000000003D4000001FEF33AB8B679CA8C9D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Text_20_body">
      <style:text-properties officeooo:paragraph-rsid="00815cd3"/>
    </style:style>
    <style:style style:name="P4" style:family="paragraph" style:parent-style-name="Text_20_body">
      <style:text-properties officeooo:paragraph-rsid="008291c4"/>
    </style:style>
    <style:style style:name="P5" style:family="paragraph" style:parent-style-name="Text_20_body">
      <style:text-properties officeooo:rsid="0083ff88" officeooo:paragraph-rsid="0083ff88"/>
    </style:style>
    <style:style style:name="P6" style:family="paragraph" style:parent-style-name="Text_20_body">
      <style:text-properties officeooo:paragraph-rsid="0083ff88"/>
    </style:style>
    <style:style style:name="P7" style:family="paragraph" style:parent-style-name="Text_20_body">
      <style:text-properties fo:font-weight="normal" officeooo:rsid="00848767" officeooo:paragraph-rsid="00848767" style:font-weight-asian="normal" style:font-weight-complex="normal"/>
    </style:style>
    <style:style style:name="P8" style:family="paragraph" style:parent-style-name="Text_20_body">
      <style:text-properties fo:font-weight="bold" officeooo:rsid="00848767" officeooo:paragraph-rsid="00848767" style:font-weight-asian="bold" style:font-weight-complex="bold"/>
    </style:style>
    <style:style style:name="P9" style:family="paragraph" style:parent-style-name="Text_20_body">
      <style:text-properties officeooo:rsid="00848767" officeooo:paragraph-rsid="0083ff88"/>
    </style:style>
    <style:style style:name="P10" style:family="paragraph" style:parent-style-name="Text_20_body">
      <style:text-properties officeooo:rsid="00848767" officeooo:paragraph-rsid="00848767"/>
    </style:style>
    <style:style style:name="P11" style:family="paragraph" style:parent-style-name="Text_20_body">
      <style:text-properties officeooo:paragraph-rsid="00848767"/>
    </style:style>
    <style:style style:name="P12" style:family="paragraph" style:parent-style-name="Text_20_body">
      <style:text-properties officeooo:rsid="0085cac6" officeooo:paragraph-rsid="0085cac6"/>
    </style:style>
    <style:style style:name="P13" style:family="paragraph" style:parent-style-name="Text_20_body">
      <style:text-properties officeooo:paragraph-rsid="0087c363"/>
    </style:style>
    <style:style style:name="P14" style:family="paragraph" style:parent-style-name="Text_20_body">
      <style:text-properties officeooo:paragraph-rsid="0082cc0b"/>
    </style:style>
    <style:style style:name="P15" style:family="paragraph" style:parent-style-name="Text_20_body">
      <style:text-properties officeooo:paragraph-rsid="00849013"/>
    </style:style>
    <style:style style:name="P16" style:family="paragraph" style:parent-style-name="Text_20_body">
      <style:text-properties officeooo:paragraph-rsid="0085cac6"/>
    </style:style>
    <style:style style:name="P17" style:family="paragraph" style:parent-style-name="Text_20_Note">
      <style:text-properties officeooo:paragraph-rsid="0087c363"/>
    </style:style>
    <style:style style:name="P18" style:family="paragraph" style:parent-style-name="Text_20_Note">
      <style:text-properties officeooo:paragraph-rsid="008a3f02"/>
    </style:style>
    <style:style style:name="P19" style:family="paragraph" style:parent-style-name="Text_20_Note">
      <style:text-properties officeooo:rsid="00848767" officeooo:paragraph-rsid="00848767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23" style:family="paragraph" style:parent-style-name="Table_20_Contents">
      <style:text-properties officeooo:rsid="0087c363" officeooo:paragraph-rsid="0087c363"/>
    </style:style>
    <style:style style:name="P24" style:family="paragraph" style:parent-style-name="Table_20_Contents">
      <style:text-properties officeooo:paragraph-rsid="0087c363"/>
    </style:style>
    <style:style style:name="P25" style:family="paragraph" style:parent-style-name="Guide_20_Name">
      <style:text-properties fo:language="en" fo:country="US" officeooo:paragraph-rsid="0089dd9e"/>
    </style:style>
    <style:style style:name="P2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7" style:family="paragraph" style:parent-style-name="Heading_20_1" style:master-page-name="Front_20_Matter">
      <style:paragraph-properties style:page-number="auto"/>
      <style:text-properties fo:language="en" fo:country="US" officeooo:paragraph-rsid="0087c363"/>
    </style:style>
    <style:style style:name="P28" style:family="paragraph" style:parent-style-name="Heading_20_1" style:master-page-name="Front_20_Matter">
      <style:paragraph-properties style:page-number="auto"/>
      <style:text-properties officeooo:rsid="00815cd3" officeooo:paragraph-rsid="00815cd3"/>
    </style:style>
    <style:style style:name="P29" style:family="paragraph" style:parent-style-name="Heading_20_2">
      <style:text-properties officeooo:paragraph-rsid="0087c363"/>
    </style:style>
    <style:style style:name="P30" style:family="paragraph" style:parent-style-name="Heading_20_3">
      <style:text-properties officeooo:paragraph-rsid="0087c363"/>
    </style:style>
    <style:style style:name="P31" style:family="paragraph" style:parent-style-name="Heading_20_3">
      <style:text-properties fo:language="en" fo:country="US" officeooo:paragraph-rsid="0087c363"/>
    </style:style>
    <style:style style:name="P32" style:family="paragraph" style:parent-style-name="Heading_20_Note">
      <style:text-properties officeooo:paragraph-rsid="0087c363"/>
    </style:style>
    <style:style style:name="P33" style:family="paragraph" style:parent-style-name="Heading_20_Note">
      <style:text-properties officeooo:rsid="008a3f02" officeooo:paragraph-rsid="008a3f02"/>
    </style:style>
    <style:style style:name="P34" style:family="paragraph" style:parent-style-name="Heading_20_Note">
      <style:text-properties officeooo:rsid="00848767" officeooo:paragraph-rsid="00848767"/>
    </style:style>
    <style:style style:name="P35" style:family="paragraph" style:parent-style-name="Text_20_body" style:list-style-name="L1">
      <style:text-properties officeooo:paragraph-rsid="0082cc0b"/>
    </style:style>
    <style:style style:name="P36" style:family="paragraph" style:parent-style-name="Text_20_body" style:list-style-name="L1">
      <style:text-properties fo:font-weight="bold" officeooo:rsid="0082cc0b" officeooo:paragraph-rsid="0082cc0b" style:font-weight-asian="bold" style:font-weight-complex="bold"/>
    </style:style>
    <style:style style:name="P37" style:family="paragraph" style:parent-style-name="Text_20_body" style:list-style-name="L6">
      <style:text-properties fo:font-weight="bold" officeooo:rsid="00848767" officeooo:paragraph-rsid="00848767" style:font-weight-asian="bold" style:font-weight-complex="bold"/>
    </style:style>
    <style:style style:name="P38" style:family="paragraph" style:parent-style-name="Text_20_body" style:list-style-name="L2">
      <style:text-properties officeooo:paragraph-rsid="0083ff88"/>
    </style:style>
    <style:style style:name="P39" style:family="paragraph" style:parent-style-name="Text_20_body" style:list-style-name="L2">
      <style:text-properties officeooo:rsid="0083ff88" officeooo:paragraph-rsid="0083ff88"/>
    </style:style>
    <style:style style:name="P40" style:family="paragraph" style:parent-style-name="Text_20_body" style:list-style-name="L3">
      <style:text-properties officeooo:rsid="0083ff88" officeooo:paragraph-rsid="0083ff88"/>
    </style:style>
    <style:style style:name="P41" style:family="paragraph" style:parent-style-name="Text_20_body" style:list-style-name="L4">
      <style:text-properties officeooo:rsid="0083ff88" officeooo:paragraph-rsid="0083ff88"/>
    </style:style>
    <style:style style:name="P42" style:family="paragraph" style:parent-style-name="Text_20_body" style:list-style-name="L5">
      <style:text-properties officeooo:paragraph-rsid="00848767"/>
    </style:style>
    <style:style style:name="P43" style:family="paragraph" style:parent-style-name="Text_20_body" style:list-style-name="L5">
      <style:text-properties fo:font-weight="normal" officeooo:rsid="00848767" officeooo:paragraph-rsid="00848767" style:font-weight-asian="normal" style:font-weight-complex="normal"/>
    </style:style>
    <style:style style:name="P44" style:family="paragraph" style:parent-style-name="Text_20_body" style:list-style-name="L6">
      <style:text-properties officeooo:rsid="00848767" officeooo:paragraph-rsid="0084876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1" fo:font-size="11pt" fo:font-weight="normal" officeooo:rsid="00815cd3" style:font-size-asian="10.5pt" style:font-weight-asian="normal" style:font-weight-complex="normal"/>
    </style:style>
    <style:style style:name="T7" style:family="text">
      <style:text-properties style:font-name="Liberation Sans1" fo:font-size="11pt" fo:font-weight="normal" officeooo:rsid="0082cc0b" style:font-size-asian="10.5pt" style:font-weight-asian="normal" style:font-weight-complex="normal"/>
    </style:style>
    <style:style style:name="T8" style:family="text">
      <style:text-properties style:font-name="Liberation Sans1" fo:font-size="11pt" fo:font-weight="normal" officeooo:rsid="0083ff88" style:font-size-asian="10.5pt" style:font-weight-asian="normal" style:font-weight-complex="normal"/>
    </style:style>
    <style:style style:name="T9" style:family="text">
      <style:text-properties style:font-name="Liberation Sans1" fo:font-size="11pt" fo:font-weight="normal" officeooo:rsid="008291c4" style:font-size-asian="10.5pt" style:font-weight-asian="normal" style:font-weight-complex="normal"/>
    </style:style>
    <style:style style:name="T10" style:family="text">
      <style:text-properties style:font-name="Liberation Sans1" fo:font-size="11pt" fo:font-weight="normal" officeooo:rsid="008a3f02" style:font-size-asian="10.5pt" style:font-weight-asian="normal" style:font-weight-complex="normal"/>
    </style:style>
    <style:style style:name="T11" style:family="text">
      <style:text-properties style:font-name="Liberation Sans1" fo:font-size="11pt" fo:font-weight="normal" officeooo:rsid="00848767" style:font-size-asian="10.5pt" style:font-weight-asian="normal" style:font-weight-complex="normal"/>
    </style:style>
    <style:style style:name="T12" style:family="text">
      <style:text-properties style:font-name="Liberation Sans1" fo:font-size="11pt" officeooo:rsid="008291c4" style:font-size-asian="10.5pt"/>
    </style:style>
    <style:style style:name="T13" style:family="text">
      <style:text-properties style:font-name="Liberation Sans1" fo:font-size="11pt" officeooo:rsid="008a3f02" style:font-size-asian="10.5pt"/>
    </style:style>
    <style:style style:name="T14" style:family="text">
      <style:text-properties style:font-name="Liberation Sans1" fo:font-size="11pt" officeooo:rsid="0082cc0b" style:font-size-asian="10.5pt"/>
    </style:style>
    <style:style style:name="T15" style:family="text">
      <style:text-properties style:font-name="Liberation Sans1" fo:font-size="11pt" officeooo:rsid="008a3f02" style:font-size-asian="10.5pt" style:font-weight-asian="normal" style:font-weight-complex="normal"/>
    </style:style>
    <style:style style:name="T16" style:family="text">
      <style:text-properties style:font-name="Liberation Sans1" fo:font-size="11pt" officeooo:rsid="00849013" style:font-size-asian="10.5pt"/>
    </style:style>
    <style:style style:name="T17" style:family="text">
      <style:text-properties style:font-name="Liberation Sans1" fo:font-size="11pt" officeooo:rsid="0085cac6" style:font-size-asian="10.5pt"/>
    </style:style>
    <style:style style:name="T18" style:family="text">
      <style:text-properties style:font-name="Liberation Sans1" fo:font-size="11pt" officeooo:rsid="008ad120" style:font-size-asian="10.5pt"/>
    </style:style>
    <style:style style:name="T19" style:family="text">
      <style:text-properties style:font-name="Liberation Sans1" fo:font-size="11pt" fo:font-weight="bold" officeooo:rsid="00848767" style:font-size-asian="10.5pt" style:font-weight-asian="bold" style:font-weight-complex="bold"/>
    </style:style>
    <style:style style:name="T20" style:family="text">
      <style:text-properties officeooo:rsid="00815cd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815cd3" style:font-weight-asian="bold" style:font-weight-complex="bold"/>
    </style:style>
    <style:style style:name="T23" style:family="text">
      <style:text-properties fo:font-weight="bold" officeooo:rsid="0082cc0b" style:font-weight-asian="bold" style:font-weight-complex="bold"/>
    </style:style>
    <style:style style:name="T24" style:family="text">
      <style:text-properties fo:font-weight="bold" officeooo:rsid="00848767" style:font-weight-asian="bold" style:font-weight-complex="bold"/>
    </style:style>
    <style:style style:name="T25" style:family="text">
      <style:text-properties fo:font-weight="bold" officeooo:rsid="008291c4" style:font-weight-asian="bold" style:font-weight-complex="bold"/>
    </style:style>
    <style:style style:name="T26" style:family="text">
      <style:text-properties fo:font-weight="bold" officeooo:rsid="0083ff88" style:font-weight-asian="bold" style:font-weight-complex="bold"/>
    </style:style>
    <style:style style:name="T27" style:family="text">
      <style:text-properties fo:font-weight="bold" officeooo:rsid="00849013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815cd3" style:font-weight-asian="normal" style:font-weight-complex="normal"/>
    </style:style>
    <style:style style:name="T30" style:family="text">
      <style:text-properties fo:font-weight="normal" officeooo:rsid="0082cc0b" style:font-weight-asian="normal" style:font-weight-complex="normal"/>
    </style:style>
    <style:style style:name="T31" style:family="text">
      <style:text-properties fo:font-weight="normal" officeooo:rsid="0083ff88" style:font-weight-asian="normal" style:font-weight-complex="normal"/>
    </style:style>
    <style:style style:name="T32" style:family="text">
      <style:text-properties fo:font-weight="normal" officeooo:rsid="00848767" style:font-weight-asian="normal" style:font-weight-complex="normal"/>
    </style:style>
    <style:style style:name="T33" style:family="text">
      <style:text-properties fo:font-weight="normal" officeooo:rsid="008a3f02" style:font-weight-asian="normal" style:font-weight-complex="normal"/>
    </style:style>
    <style:style style:name="T34" style:family="text">
      <style:text-properties fo:font-weight="normal" officeooo:rsid="008291c4" style:font-weight-asian="normal" style:font-weight-complex="normal"/>
    </style:style>
    <style:style style:name="T35" style:family="text">
      <style:text-properties fo:font-weight="normal" officeooo:rsid="00849013" style:font-weight-asian="normal" style:font-weight-complex="normal"/>
    </style:style>
    <style:style style:name="T36" style:family="text">
      <style:text-properties officeooo:rsid="008291c4"/>
    </style:style>
    <style:style style:name="T37" style:family="text">
      <style:text-properties text:display="none"/>
    </style:style>
    <style:style style:name="T38" style:family="text">
      <style:text-properties officeooo:rsid="0085cac6"/>
    </style:style>
    <style:style style:name="T39" style:family="text">
      <style:text-properties officeooo:rsid="0052fdfa"/>
    </style:style>
    <style:style style:name="T40" style:family="text">
      <style:text-properties officeooo:rsid="00719c36"/>
    </style:style>
    <style:style style:name="T41" style:family="text">
      <style:text-properties officeooo:rsid="001f0121"/>
    </style:style>
    <style:style style:name="T42" style:family="text">
      <style:text-properties fo:color="#18a303" style:font-name="Liberation Sans1" fo:font-size="24pt" officeooo:rsid="001f0121" style:font-size-asian="10.5pt"/>
    </style:style>
    <style:style style:name="T43" style:family="text">
      <style:text-properties officeooo:rsid="008a3f02"/>
    </style:style>
    <style:style style:name="T44" style:family="text">
      <style:text-properties style:font-name="Liberation Sans3" fo:font-style="italic" officeooo:rsid="008a3f02" style:font-size-asian="10.5pt"/>
    </style:style>
    <style:style style:name="T45" style:family="text">
      <style:text-properties style:font-name="Liberation Sans3" fo:font-style="italic" officeooo:rsid="008e55ae" style:font-size-asian="10.5pt"/>
    </style:style>
    <style:style style:name="T46" style:family="text">
      <style:text-properties officeooo:rsid="00849013"/>
    </style:style>
    <style:style style:name="T47" style:family="text">
      <style:text-properties officeooo:rsid="008dab46"/>
    </style:style>
    <style:style style:name="T48" style:family="text">
      <style:text-properties officeooo:rsid="008e55ae"/>
    </style:style>
    <style:style style:name="T49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3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25"><text:span text:style-name="T40">Příručka LibreOffice Online 6.</text:span><text:span text:style-name="T42">3</text:span><text:span text:style-name="T41"/></text:p>
      <text:p text:style-name="Title">Kapitola 4<text:line-break/>Procházení souborů v LibreOffice Online</text:p>
      <text:p text:style-name="Subtitle"/>
      <text:section text:style-name="Sect1" text:name="LOOLG6304-S01" text:condition="ooow:book eq 1" text:display="condition">
        <text:h text:style-name="P27" text:outline-level="1"><text:bookmark-start text:name="__RefHeading___Toc74983_457627304"/>Autorská práva<text:bookmark-end text:name="__RefHeading___Toc74983_457627304"/></text:h>
        <text:p text:style-name="P13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3">Všechny ochranné známky uvedené v této příručce patří jejich vlastníkům.</text:p>
        <text:h text:style-name="P29" text:outline-level="2"><text:bookmark-start text:name="__RefHeading__5638_1566568644"/>Přispěvatelé<text:bookmark-end text:name="__RefHeading__5638_1566568644"/></text:h>
        <text:p text:style-name="P13">Tato příručka <text:span text:style-name="T39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9">Google Season of Docs 2019</text:span></text:a><text:span text:style-name="T39">.</text:span></text:p>
        <text:h text:style-name="P30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3">Aaron Peters</text:p>
            </table:table-cell>
            <table:table-cell office:value-type="string">
              <text:p text:style-name="P24"/>
            </table:table-cell>
            <table:table-cell office:value-type="string">
              <text:p text:style-name="P24"/>
            </table:table-cell>
          </table:table-row>
        </table:table>
        <text:h text:style-name="P31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P29" text:outline-level="2"><text:bookmark-start text:name="__RefHeading___Toc4648_402817234"/>Zpětná vazba<text:bookmark-end text:name="__RefHeading___Toc4648_402817234"/></text:h>
        <text:p text:style-name="P13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697061732" text:style-name="Heading_20_Note">
          <text:list-item>
            <text:p text:style-name="P32">Poznámka:</text:p>
          </text:list-item>
        </text:list>
        <text:p text:style-name="P17">Všechno, co do e-mailové konference pošlete, včetně e-mailové adresy a dalších osobních informací uvedených ve zprávě, bude veřejně viditelné bez možnosti smazání.</text:p>
        <text:h text:style-name="P29" text:outline-level="2"><text:bookmark-start text:name="__RefHeading__5644_1566568644"/>Datum vydání a verze programu<text:bookmark-end text:name="__RefHeading__5644_1566568644"/></text:h>
        <text:p text:style-name="P13"><text:span text:style-name="Emphasis">Anglický originál byl vydán v </text:span><text:span text:style-name="Emphasis"><text:date style:data-style-name="N34" text:date-value="2020-01-24T16:07:43.200579048">lednu</text:date></text:span><text:span text:style-name="Emphasis"><text:s/></text:span><text:span text:style-name="Emphasis"><text:date style:data-style-name="N121" text:date-value="2020-01-24T16:07:43.200672715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20"><text:a xlink:type="simple" xlink:href="#__RefHeading___Toc74983_457627304" text:style-name="Index_20_Link" text:visited-style-name="Index_20_Link">Autorská práva<text:tab/>2</text:a></text:p>
            <text:p text:style-name="P21"><text:a xlink:type="simple" xlink:href="#__RefHeading__5638_1566568644" text:style-name="Index_20_Link" text:visited-style-name="Index_20_Link">Přispěvatelé<text:tab/>2</text:a></text:p>
            <text:p text:style-name="P22"><text:a xlink:type="simple" xlink:href="#__RefHeading___Toc1847_1473846649" text:style-name="Index_20_Link" text:visited-style-name="Index_20_Link">Pro toto vydání<text:tab/>2</text:a></text:p>
            <text:p text:style-name="P22"><text:a xlink:type="simple" xlink:href="#__RefHeading___Toc28529_3211575895" text:style-name="Index_20_Link" text:visited-style-name="Index_20_Link">Pro předchozí vydání<text:tab/>2</text:a></text:p>
            <text:p text:style-name="P21"><text:a xlink:type="simple" xlink:href="#__RefHeading___Toc4648_402817234" text:style-name="Index_20_Link" text:visited-style-name="Index_20_Link">Zpětná vazba<text:tab/>2</text:a></text:p>
            <text:p text:style-name="P21"><text:a xlink:type="simple" xlink:href="#__RefHeading__5644_1566568644" text:style-name="Index_20_Link" text:visited-style-name="Index_20_Link">Datum vydání a verze programu<text:tab/>2</text:a></text:p>
            <text:p text:style-name="P20"><text:a xlink:type="simple" xlink:href="#__RefHeading___Toc500_3427643927" text:style-name="Index_20_Link" text:visited-style-name="Index_20_Link">Procházení souborů v LibreOffice Online<text:tab/>4</text:a></text:p>
            <text:p text:style-name="P21"><text:a xlink:type="simple" xlink:href="#__RefHeading___Toc502_3427643927" text:style-name="Index_20_Link" text:visited-style-name="Index_20_Link">Aplikace Soubory v cloudové službě<text:tab/>4</text:a></text:p>
            <text:p text:style-name="P22"><text:a xlink:type="simple" xlink:href="#__RefHeading___Toc504_3427643927" text:style-name="Index_20_Link" text:visited-style-name="Index_20_Link">Nástrojová lišta cloudové služby<text:tab/>4</text:a></text:p>
            <text:p text:style-name="P22"><text:a xlink:type="simple" xlink:href="#__RefHeading___Toc506_3427643927" text:style-name="Index_20_Link" text:visited-style-name="Index_20_Link">Postranní lišta Soubory<text:tab/>5</text:a></text:p>
            <text:p text:style-name="P22"><text:a xlink:type="simple" xlink:href="#__RefHeading___Toc508_3427643927" text:style-name="Index_20_Link" text:visited-style-name="Index_20_Link">Seznam souborů<text:tab/>5</text:a></text:p>
            <text:p text:style-name="P21"><text:a xlink:type="simple" xlink:href="#__RefHeading___Toc510_3427643927" text:style-name="Index_20_Link" text:visited-style-name="Index_20_Link">Správa souborů LibreOffice v cloudu<text:tab/>6</text:a></text:p>
            <text:p text:style-name="P22"><text:a xlink:type="simple" xlink:href="#__RefHeading___Toc512_3427643927" text:style-name="Index_20_Link" text:visited-style-name="Index_20_Link">Vytvoření nového souboru LOOL v cloudu<text:tab/>6</text:a></text:p>
            <text:p text:style-name="P22"><text:a xlink:type="simple" xlink:href="#__RefHeading___Toc514_3427643927" text:style-name="Index_20_Link" text:visited-style-name="Index_20_Link">Přidání existujícího LOOL souboru do cloudu<text:tab/>7</text:a></text:p>
            <text:p text:style-name="P22"><text:a xlink:type="simple" xlink:href="#__RefHeading___Toc516_3427643927" text:style-name="Index_20_Link" text:visited-style-name="Index_20_Link">Úpravy souboru LOOL v cloudu<text:tab/>7</text:a></text:p>
            <text:p text:style-name="P22"><text:a xlink:type="simple" xlink:href="#__RefHeading___Toc518_3427643927" text:style-name="Index_20_Link" text:visited-style-name="Index_20_Link">Přesunutí souboru LOOL v cloudu<text:tab/>7</text:a></text:p>
            <text:p text:style-name="P22"><text:a xlink:type="simple" xlink:href="#__RefHeading___Toc520_3427643927" text:style-name="Index_20_Link" text:visited-style-name="Index_20_Link">Smazání souboru LOOL v cloudu<text:tab/>8</text:a></text:p>
          </text:index-body>
        </text:table-of-content>
      </text:section>
      <text:h text:style-name="P28" text:outline-level="1"><text:bookmark-start text:name="__RefHeading___Toc500_3427643927"/>Soubory LibreOffice Online<text:bookmark-end text:name="__RefHeading___Toc500_3427643927"/></text:h>
      <text:p text:style-name="P3"><text:span text:style-name="T20">Jak je uvedeno v předchozích kapitolách, při používání LibreOffice Online se k němu nedostanete „přímo“ ve smyslu nasměrování prohlížeče na instalaci LOOL. Místo toho pracujete s </text:span><text:span text:style-name="T22">hostitelskou aplikací</text:span><text:span text:style-name="T29">, která otevře kompatibilní soubory v LOOL. V této kapitole se podíváme jak se pohybovat v hostitelské aplikaci </text:span><text:span text:style-name="T33">nebo cloudové službě</text:span><text:span text:style-name="T29">. <text:s/>Jiné aplikace nebudou vypadat </text:span><text:span text:style-name="T6">stejně</text:span><text:span text:style-name="T29">, ale způsob práce bude velmi podobný.</text:span></text:p>
      <text:h text:style-name="Heading_20_2" text:outline-level="2"><text:bookmark-start text:name="__RefHeading___Toc502_3427643927"/>Aplikace Soubory v cloudové službě<text:bookmark-end text:name="__RefHeading___Toc502_3427643927"/></text:h>
      <text:p text:style-name="Text_20_body">Populární cloudové služby podporují řadu funkcí včetně kalendáře, kontaktů a velkého výběru doplňků. Správa souborů je jednou z jejich hlavních funkcí, která uživateli umožňuje synchronizovat soubory a složky mezi více zařízeními.</text:p>
      <text:p text:style-name="P4"><text:span text:style-name="T36">Po přihlášení do </text:span><text:span text:style-name="T12">v</text:span><text:span text:style-name="T13">ětšiny cloudových služeb</text:span><text:span text:style-name="T36"> se vetšinou zobrazí výchozí obrazovka </text:span><text:span text:style-name="T25">Soubory</text:span><text:span text:style-name="T34">. Tato obrazovka se skládá ze tří hlavních částí: </text:span><text:span text:style-name="T25">Nástrojová lišta</text:span><text:span text:style-name="T34"> nahoře,  </text:span><text:span text:style-name="T25">Postranní lišta</text:span><text:span text:style-name="T34"> vlevo, a uprostřed seznam souborů a složek uložených ve vašem účtu na </text:span><text:span text:style-name="T9">c</text:span><text:span text:style-name="T10">loudovém</text:span><text:span text:style-name="T34"> serveru.</text:span></text:p>
      <text:p text:style-name="Figure"><draw:frame draw:style-name="fr1" draw:name="Frame1" text:anchor-type="as-char" svg:width="6.6929in" draw:z-index="1"><draw:text-box fo:min-height="5.3846in"><text:p text:style-name="Figure"><draw:frame draw:style-name="fr2" draw:name="Image2" text:anchor-type="paragraph" svg:width="6.6189in" style:rel-width="99%" svg:height="5.3252in" style:rel-height="scale" draw:z-index="2"><draw:image xlink:href="Pictures/10000000000003BD0000030279234F9D6FC790B8.png" xlink:type="simple" xlink:show="embed" xlink:actuate="onLoad" loext:mime-type="image/png"/></draw:frame>Obrázek <text:sequence text:ref-name="refFigure0" text:name="Figure" text:formula="ooow:Figure+1" style:num-format="1">1</text:sequence>: <text:span text:style-name="T44">P</text:span><text:span text:style-name="T48">říklad </text:span><text:span text:style-name="T44">obrazovky souborů cloudové</text:span> <text:span text:style-name="T44">služby</text:span><text:span text:style-name="T44"/></text:p></draw:text-box></draw:frame></text:p>
      <text:h text:style-name="Heading_20_2" text:outline-level="2"><text:bookmark-start text:name="__RefHeading___Toc504_3427643927"/>Nástrojová lišta cloudové služby<text:bookmark-end text:name="__RefHeading___Toc504_3427643927"/></text:h>
      <text:p text:style-name="P14"><text:span text:style-name="T43">Často je <text:s/>horní </text:span><text:span text:style-name="T14">n</text:span><text:span text:style-name="T43">ástrojová lišta společná pro všechny aplikace v cloudu a umožňuje uživatelům mezi nimi přepínat. Ikony vlevo představují tyto aplikace aktivované v systému, které jsou na výše uvedeném snímku následující:</text:span></text:p>
      <text:list xml:id="list2659173224" text:style-name="L1">
        <text:list-item>
          <text:p text:style-name="P36">Domů<text:span text:style-name="T28">, která uživatele vrátí na výchozí obrazovku (v tomto případě </text:span>Soubory<text:span text:style-name="T28">).</text:span></text:p>
        </text:list-item>
        <text:list-item>
          <text:p text:style-name="P36"><text:soft-page-break/>Soubory<text:span text:style-name="T28">, která, jak bylo uvedeno, ukazuje soubory uložené v uživatelském účtu.</text:span></text:p>
        </text:list-item>
        <text:list-item>
          <text:p text:style-name="P36">Galerie<text:span text:style-name="T28">, která představuje zobrazení mediálních souborů v uživatelském účtu.</text:span></text:p>
        </text:list-item>
        <text:list-item>
          <text:p text:style-name="P36">Kalendář<text:span text:style-name="T28">, pro pořádání schůzek a úkolů.</text:span></text:p>
        </text:list-item>
        <text:list-item>
          <text:p text:style-name="P35"><text:span text:style-name="T23">Ankety</text:span><text:span text:style-name="T30">, </text:span><text:span text:style-name="T7">kde </text:span><text:span text:style-name="T30">uživatelé mohou nastavit dotazníky pro další uživatele, kteří pak mohou hlasovat.</text:span></text:p>
        </text:list-item>
      </text:list>
      <text:p text:style-name="P6"><text:span text:style-name="T30">P</text:span><text:span text:style-name="T31">ravá </text:span><text:span text:style-name="T8"/><text:span text:style-name="T31">strana nástrojové lišty obsahuje položky, které se vztahují k uživatelskému účtu:</text:span></text:p>
      <text:list xml:id="list3857209715" text:style-name="L2">
        <text:list-item>
          <text:p text:style-name="P39"><text:span text:style-name="T21">Oznámení</text:span><text:span text:style-name="T28">, kde systém zobrazuje upozornění.</text:span></text:p>
        </text:list-item>
        <text:list-item>
          <text:p text:style-name="P38"><text:span text:style-name="T26">Kontakty</text:span><text:span text:style-name="T31">, která umožňuje uživatelům vyhledávat nebo posílat zprávy dalším členům  </text:span><text:span text:style-name="T8">c</text:span><text:span text:style-name="T10">loudové</text:span><text:span text:style-name="T31"> instance.</text:span></text:p>
        </text:list-item>
        <text:list-item>
          <text:p text:style-name="P39"><text:span text:style-name="T21">Účet</text:span><text:span text:style-name="T28">, což je podnabídka, která umožňuje uživatelům aktualizovat svůj profil a další nastavení, viz systémové informace (např. </text:span><text:span text:style-name="T21">O aplikaci</text:span><text:span text:style-name="T28">), zobrazit nápovědu nebo odhlášení.</text:span></text:p>
        </text:list-item>
      </text:list>
      <text:list xml:id="list160744088938590" text:continue-list="list3697061732" text:style-name="Heading_20_Note">
        <text:list-item>
          <text:p text:style-name="P33">Poznámka</text:p>
        </text:list-item>
      </text:list>
      <text:p text:style-name="P18"><text:span text:style-name="T43">Aktuální seznam cloudových aplikací závisí na instalaci </text:span><text:span text:style-name="T15">serveru</text:span><text:span text:style-name="T43">.</text:span></text:p>
      <text:h text:style-name="Heading_20_2" text:outline-level="2"><text:bookmark-start text:name="__RefHeading___Toc506_3427643927"/><text:span text:style-name="T47">Postranní lišta </text:span>Soubory<text:bookmark-end text:name="__RefHeading___Toc506_3427643927"/></text:h>
      <text:p text:style-name="P5">Levý postranní panel je naproti tomu specifický pro aplikaci Soubory. Nahoře obsahuje několik položek:</text:p>
      <text:list xml:id="list308851487" text:style-name="L3">
        <text:list-item>
          <text:p text:style-name="P40">Všechny soubory</text:p>
        </text:list-item>
        <text:list-item>
          <text:p text:style-name="P40">Nedávné</text:p>
        </text:list-item>
        <text:list-item>
          <text:p text:style-name="P40">Oblíbené</text:p>
        </text:list-item>
        <text:list-item>
          <text:p text:style-name="P40">Sdílení</text:p>
        </text:list-item>
        <text:list-item>
          <text:p text:style-name="P40">Štítky</text:p>
        </text:list-item>
      </text:list>
      <text:p text:style-name="P5">Spodní položky postranního panelu zahrnují následující:</text:p>
      <text:list xml:id="list968030744" text:style-name="L4">
        <text:list-item>
          <text:p text:style-name="P41">Smazané soubory</text:p>
        </text:list-item>
        <text:list-item>
          <text:p text:style-name="P41">Využití místa</text:p>
        </text:list-item>
        <text:list-item>
          <text:p text:style-name="P41">Nastavení</text:p>
        </text:list-item>
      </text:list>
      <text:h text:style-name="Heading_20_2" text:outline-level="2"><text:bookmark-start text:name="__RefHeading___Toc508_3427643927"/><text:soft-page-break/><text:span text:style-name="T47">Seznam </text:span>souborů<text:bookmark-end text:name="__RefHeading___Toc508_3427643927"/></text:h>
      <text:p text:style-name="Figure"><draw:frame draw:style-name="fr1" draw:name="Frame2" text:anchor-type="as-char" svg:width="6.6929in" draw:z-index="3"><draw:text-box fo:min-height="3.4827in"><text:p text:style-name="Figure"><draw:frame draw:style-name="fr2" draw:name="Image3" text:anchor-type="paragraph" svg:width="6.552in" style:rel-width="98%" svg:height="3.4091in" style:rel-height="scale" draw:z-index="4"><draw:image xlink:href="Pictures/10000000000003D4000001FEF33AB8B679CA8C9D.png" xlink:type="simple" xlink:show="embed" xlink:actuate="onLoad" loext:mime-type="image/png"/></draw:frame>Obrázek <text:sequence text:ref-name="refFigure1" text:name="Figure" text:formula="ooow:Figure+1" style:num-format="1">2</text:sequence>: <text:span text:style-name="T48">S</text:span><text:span text:style-name="T44">eznam s</text:span>ouborů <text:span text:style-name="T44">c</text:span>loudu</text:p></draw:text-box></draw:frame></text:p>
      <text:p text:style-name="P9">V hlavní oblasti obrazovky se zobrazuje seznam souborů a složek ve vašem účtu. Jak byste očekávali od práce se správci souborů na počítači, kliknutím na složku můžete do této složky vejít a zobrazit její obsah. Vaše poloha se zobrazuje v levém horním rohu panelu ve stylu „drobečkové navigace“, počínaje ikonou, která vás vrátí <text:span text:style-name="T21">Domů</text:span><text:span text:style-name="T28"> (nebo kořenové úložiště souborů vašeho účtu).</text:span></text:p>
      <text:p text:style-name="P10"><text:span text:style-name="T28">Vpravo od drobečkové navigace je tlačítko </text:span><text:span text:style-name="T21">+</text:span><text:span text:style-name="T28">. Kliknutím na něj získáme možnost vytvořit nový soubor v aktuálním adresáři. Kliknutím na tlačítko v pravé horní části obrazovky seznamu můžeme přepnout zobrazení seznamu souborů z výchozího, seznamu podrobností, na seznam, který zobrazuje miniatury.</text:span></text:p>
      <text:p text:style-name="P7">Levý sloupec v seznamu zobrazuje zaškrtávací políčka, která vám umožní vybrat více souborů. Můžeme je přetáhnout a přesunout je po adresářích v účtu. Kliknutím na název souboru se provede jedna ze dvou věcí:</text:p>
      <text:list xml:id="list2861882263" text:style-name="L5">
        <text:list-item>
          <text:p text:style-name="P42"><text:span text:style-name="T32">pokud má typ souboru podporovaný prohlížeč/aplikaci v </text:span><text:span text:style-name="T11">c</text:span><text:span text:style-name="T32">loudu, otevře se. Například soubory .PNG se otevřou v prohlížeči obrázků, zatímco soubory prostého textu se otevřou v integrovaném textovém editoru.</text:span></text:p>
        </text:list-item>
        <text:list-item>
          <text:p text:style-name="P43">Pokud typ souboru nemá podporovanou aplikaci, začne se stahovat do místního počítače.</text:p>
        </text:list-item>
      </text:list>
      <text:p text:style-name="P11"><text:span text:style-name="T32">Vedle názvu souboru je tlačítko </text:span><text:span text:style-name="T24">Sdílení</text:span><text:span text:style-name="T32">. Po kliknutí na toto tlačítko se otevře panel </text:span><text:span text:style-name="T19">Detaily</text:span><text:span text:style-name="T32"> na záložku </text:span><text:span text:style-name="T24">Sdílení</text:span><text:span text:style-name="T32">. Zde můžeme soubor sdílet s ostatními zadáním uživatelských jmen ostatních uživatelů v hostitelské aplikaci nebo e-mailové adresy externích osob.</text:span></text:p>
      <text:p text:style-name="P10"><text:span text:style-name="T28">Rozbalovací menu vpravo od tlačítka</text:span><text:span text:style-name="T21"> Sdílení</text:span><text:span text:style-name="T28"/><text:span text:style-name="T21"> </text:span><text:span text:style-name="T28"> má volby, které vám umožní:</text:span></text:p>
      <text:list xml:id="list3274932768" text:style-name="L6">
        <text:list-item>
          <text:p text:style-name="P44"><text:span text:style-name="T28">Přidat soubory do vašeho seznamu </text:span><text:span text:style-name="T21">Oblíbené</text:span><text:span text:style-name="T28">.</text:span></text:p>
        </text:list-item>
        <text:list-item>
          <text:p text:style-name="P44"><text:span text:style-name="T28">Zobrazit </text:span><text:span text:style-name="T21">podrobnosti</text:span><text:span text:style-name="T28"> souboru, které otevřou podokno </text:span><text:span text:style-name="T21">Podrobnosti</text:span><text:span text:style-name="T28"> v podokně na záložce zobrazující </text:span><text:span text:style-name="T21">aktivitu</text:span><text:span text:style-name="T28"> souboru (např. provedené změny), jakékoliv </text:span><text:span text:style-name="T21">komentáře</text:span><text:span text:style-name="T28"> uživatelů k souboru, a výše uvedenou záložku </text:span><text:span text:style-name="T21">Sdílení</text:span><text:span text:style-name="T28">.</text:span></text:p>
        </text:list-item>
        <text:list-item>
          <text:p text:style-name="P37">Přejmenovat<text:span text:style-name="T28"> soubor.</text:span></text:p>
        </text:list-item>
        <text:list-item>
          <text:p text:style-name="P37">Přesunout nebo zkopírovat<text:span text:style-name="T28"> soubor.</text:span></text:p>
        </text:list-item>
        <text:list-item>
          <text:p text:style-name="P37">Stáhnout<text:span text:style-name="T28"> soubor.</text:span></text:p>
        </text:list-item>
        <text:list-item>
          <text:p text:style-name="P37">Smazat<text:span text:style-name="T28"> soubor.</text:span></text:p>
        </text:list-item>
      </text:list>
      <text:p text:style-name="P8"><text:soft-page-break/><text:span text:style-name="T28">A nakonec poslední sloupce seznamu zobrazují </text:span>velikost<text:span text:style-name="T28"> a datum </text:span>změny<text:span text:style-name="T28"> souboru. Seznam lze řadit podle těchto dvou hodnot (spolu se </text:span>jménem<text:span text:style-name="T28">).</text:span></text:p>
      <text:list xml:id="list160744756489797" text:continue-list="list160744088938590" text:style-name="Heading_20_Note">
        <text:list-item>
          <text:p text:style-name="P34"><text:span text:style-name="T43">Poznámka: </text:span>Práce se soubory v jiných aplikacích</text:p>
        </text:list-item>
      </text:list>
      <text:p text:style-name="P19">Obrazovky pro další podporované cloudové služby se mohou lišit. Nicméně, základní postupy by měly být podobné.</text:p>
      <text:h text:style-name="Heading_20_1" text:outline-level="1"><text:bookmark-start text:name="__RefHeading___Toc510_3427643927"/>Správa souborů LibreOffice v cloudu<text:bookmark-end text:name="__RefHeading___Toc510_3427643927"/></text:h>
      <text:p text:style-name="P15"><text:span text:style-name="T46">S ohledem na výše uvedené je do správy cloudových souborů LOOL zapojeno pět hlavních činností   </text:span><text:span text:style-name="T16"/><text:span text:style-name="T13"/><text:span text:style-name="T18">c</text:span><text:span text:style-name="T46">loudové aplikace.</text:span></text:p>
      <text:h text:style-name="Heading_20_2" text:outline-level="2"><text:bookmark-start text:name="__RefHeading___Toc512_3427643927"/>Vytvoření nového souboru LOOL v cloudu<text:bookmark-end text:name="__RefHeading___Toc512_3427643927"/></text:h>
      <text:p text:style-name="P15"><text:span text:style-name="T46">Pro vytvoření nového LOOL souboru (textového dokumentu, sešitu nebo prezentace) v </text:span><text:span text:style-name="T16">c</text:span><text:span text:style-name="T46">loudu, klepneme na tlačítko </text:span><text:span text:style-name="T27">+</text:span><text:span text:style-name="T35"> nad seznamem souborů. Poté vybereme požadovaný soubor a po výzvě zadáme název.</text:span></text:p>
      <text:p text:style-name="Figure"><draw:frame draw:style-name="fr1" draw:name="Frame3" text:anchor-type="as-char" svg:width="6.6929in" draw:z-index="5"><draw:text-box fo:min-height="3.4827in"><text:p text:style-name="Figure"><draw:frame draw:style-name="fr2" draw:name="Image4" text:anchor-type="paragraph" svg:width="6.6in" style:rel-width="99%" svg:height="3.4339in" style:rel-height="scale" draw:z-index="6"><draw:image xlink:href="Pictures/10000000000003D4000001FE7F16D21AD4899FD0.png" xlink:type="simple" xlink:show="embed" xlink:actuate="onLoad" loext:mime-type="image/png"/></draw:frame><text:span text:style-name="T37"><text:line-break/></text:span>Obrázek <text:sequence text:ref-name="refFigure2" text:name="Figure" text:formula="ooow:Figure+1" style:num-format="1">3</text:sequence>: <text:span text:style-name="T45">V</text:span>ytvoření nového souboru .ODS v <text:span text:style-name="T44"/>cloudu</text:p></draw:text-box></draw:frame></text:p>
      <text:h text:style-name="Heading_20_2" text:outline-level="2"><text:bookmark-start text:name="__RefHeading___Toc514_3427643927"/>Přidání existujícího LOOL souboru do cloudu<text:bookmark-end text:name="__RefHeading___Toc514_3427643927"/></text:h>
      <text:p text:style-name="P12">Pro výběr souboru z vašeho místního počítače a nahrání do cloudu klepneme na tlačítko <text:span text:style-name="T21">+</text:span><text:span text:style-name="T28"> a zvolíme </text:span><text:span text:style-name="T21">Nahrát soubor</text:span><text:span text:style-name="T28"/><text:span text:style-name="T33"/><text:span text:style-name="T28">. Ujistíme se, že nahrávaný soubor je podporovaného typu.</text:span></text:p>
      <text:h text:style-name="Heading_20_2" text:outline-level="2"><text:bookmark-start text:name="__RefHeading___Toc516_3427643927"/>Úpravy souboru LOOL v cloudu<text:bookmark-end text:name="__RefHeading___Toc516_3427643927"/></text:h>
      <text:p text:style-name="P16"><text:span text:style-name="T38">Pro editaci některého z vašich souborů na něj klikneme. Pokud je LOOL nainstalován správně, </text:span><text:span text:style-name="T17">c</text:span><text:span text:style-name="T13">loudová služba</text:span><text:span text:style-name="T38"> otevře požadovaný soubor v příslušné aplikaci LOOL (Textové dokumenty, Sešity nebo Prezentace). Viz kapitola 5, Úpravy, ukládání a exportování LibreOffice Online souborů, která uvádí další detaily.</text:span></text:p>
      <text:h text:style-name="Heading_20_2" text:outline-level="2"><text:bookmark-start text:name="__RefHeading___Toc518_3427643927"/><text:soft-page-break/>Přesunutí souboru LOOL v cloudu<text:bookmark-end text:name="__RefHeading___Toc518_3427643927"/></text:h>
      <text:p text:style-name="P12">Pro přesun složek nebo souborů v seznamu <text:span text:style-name="T21">nebo</text:span><text:span text:style-name="T28"> v drobečkové navigaci je přetáhněte . Pokud si místo toho přejeme je zkopírovat, použijte volbu </text:span><text:span text:style-name="T21">Přesunout nebo zkopírovat</text:span><text:span text:style-name="T28"> z rozbalovacího menu na vašich vybraných souborech. V dialogovém okně, které se poté objeví zmáčkneme tlačítko  </text:span><text:span text:style-name="T21">Zkopírovat</text:span><text:span text:style-name="T28">.</text:span></text:p>
      <text:p text:style-name="Figure"><draw:frame draw:style-name="fr1" draw:name="Frame4" text:anchor-type="as-char" svg:width="6.6929in" draw:z-index="7"><draw:text-box fo:min-height="5.5516in"><text:p text:style-name="Figure"><draw:frame draw:style-name="fr2" draw:name="Image5" text:anchor-type="paragraph" svg:width="6.5902in" style:rel-width="98%" svg:height="5.4661in" style:rel-height="scale" draw:z-index="8"><draw:image xlink:href="Pictures/10000000000003120000028C67FDCD53567982D1.png" xlink:type="simple" xlink:show="embed" xlink:actuate="onLoad" loext:mime-type="image/png"/></draw:frame>Obrázek <text:sequence text:ref-name="refFigure3" text:name="Figure" text:formula="ooow:Figure+1" style:num-format="1">4</text:sequence>: <text:span text:style-name="T44">P</text:span><text:span text:style-name="T48">řesunutí a kopírování v dialogovém okně</text:span></text:p></draw:text-box></draw:frame></text:p>
      <text:h text:style-name="Heading_20_2" text:outline-level="2"><text:bookmark-start text:name="__RefHeading___Toc520_3427643927"/>Smazání souboru LOOL v cloudu<text:bookmark-end text:name="__RefHeading___Toc520_3427643927"/></text:h>
      <text:p text:style-name="P12">Chceme-li odstranit soubor ze seznamu, klikneme na rozbalovací menu a zvolíme položku <text:span text:style-name="T21">Smazat soubor</text:span>. Nezapomeňte, že vaše smazané soubory budou stále k dispozici ve <text:span text:style-name="T21">Smazaných souborech</text:span><text:span text:style-name="T28">, které najdete v položce s ikonou koše v pravém dolním rohu obrazovky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2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7</text:page-number></text:p>
      </style:footer>
      <style:footer-left>
        <text:p text:style-name="Footer"><text:page-number text:select-page="current">6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5" meta:object-count="0" meta:page-count="8" meta:paragraph-count="106" meta:word-count="1391" meta:character-count="8062" meta:non-whitespace-character-count="6795"/>
    <meta:user-defined meta:name="Guide Name">Guide Name</meta:user-defined>
    <meta:user-defined meta:name="LibreOffive Version" meta:value-type="float">6.3</meta:user-defined>
  </office:meta>
</office:document-meta>
</file>